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5a16b" officeooo:paragraph-rsid="0005a16b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5a16b" officeooo:paragraph-rsid="0005a16b" style:font-size-asian="15pt" style:font-size-complex="15pt"/>
    </style:style>
    <style:style style:name="P3" style:family="paragraph" style:parent-style-name="Footer">
      <style:text-properties officeooo:rsid="0005a16b" officeooo:paragraph-rsid="0005a16b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08 免錢的上貴 面冊拜託收我1箍</text:p>
        <text:p text:style-name="P1"/>
        <text:p text:style-name="P1">免錢的上貴 面冊拜託收我1箍</text:p>
        <text:p text:style-name="P1">Bián-tsînn --ê siōng kuì Bīn-tsheh pài-thok siu guá 1 khoo</text:p>
        <text:p text:style-name="P1"/>
        <text:p text:style-name="P1"/>
        <text:p text:style-name="P1"/>
        <text:p text:style-name="P1"/>
        <text:p text:style-name="P1">人講免錢的上貴，</text:p>
        <text:p text:style-name="P1">Lâng kóng bián-tsînn --ê siōng kuì, </text:p>
        <text:p text:style-name="P1"/>
        <text:p text:style-name="P1">這佇現此時的網路世界來講，</text:p>
        <text:p text:style-name="P1">tse tī hiān-tshú-sî ê bāng-lōo sè-kài lâi kóng, </text:p>
        <text:p text:style-name="P1"/>
        <text:p text:style-name="P1">真有道理。</text:p>
        <text:p text:style-name="P1">tsin ū tō-lí. </text:p>
        <text:p text:style-name="P1"/>
        <text:p text:style-name="P1">像Facebook、Google遮的各種的網路服務，</text:p>
        <text:p text:style-name="P1">Tshiūnn Facebook, Google tsia-ê kok-tsióng ê bāng-lōo ho̍k-bū, </text:p>
        <text:p text:style-name="P1"/>
        <text:p text:style-name="P1">免費予咱使用，</text:p>
        <text:p text:style-name="P1">bián-huì hōo lán sú-iōng, </text:p>
        <text:p text:style-name="P1"/>
        <text:p text:style-name="P1">其實in是欲收集咱的資料、掌握咱的行為，</text:p>
        <text:p text:style-name="P1">kî-si̍t in sī beh siu-tsi̍p lán ê tsu-liāu, tsióng-ak lán ê hîng-uî, </text:p>
        <text:p text:style-name="P1"/>
        <text:p text:style-name="P1">這就是咱付出的代價。</text:p>
        <text:p text:style-name="P1">tse tō sī lán hù-tshut ê tāi-kè. </text:p>
        <text:p text:style-name="P1"/>
        <text:p text:style-name="P1">敢講逐家攏無要無緊？</text:p>
        <text:p text:style-name="P1">Kám-kóng ta̍k-ke lóng bô-iàu-bô-kín? </text:p>
        <text:p text:style-name="P1"/>
        <text:p text:style-name="P1">抑是無伊法度？</text:p>
        <text:p text:style-name="P1">Ia̍h-sī bô i huat-tōo? </text:p>
        <text:p text:style-name="P1"/>
        <text:p text:style-name="P1"/>
        <text:p text:style-name="P1"/>
        <text:p text:style-name="P1"/>
        <text:p text:style-name="P1">最近美國拄好有一寡新的研究。</text:p>
        <text:p text:style-name="P1">Tsuè-kīn Bí-kok tú-hó ū tsi̍t-kuá sin ê gián-kiù. </text:p>
        <text:p text:style-name="P1"/>
        <text:p text:style-name="P1">Pew研究中心調查發現，</text:p>
        <text:p text:style-name="P1">Pew gián-kiù tiong-sim tiau-tsa huat-hiān, </text:p>
        <text:p text:style-name="P1"/>
        <text:p text:style-name="P1">93%的美國人認為，</text:p>
        <text:p text:style-name="P1">93% ê Bí-kok-lâng jīn-uî, </text:p>
        <text:p text:style-name="P1"/>
        <text:p text:style-name="P1">家己會使決定「啥人」會當提著in的資訊，</text:p>
        <text:p text:style-name="P1">ka-kī ē-sái kuat-tīng “siánn-lâng” ē-tàng the̍h-tio̍h in ê tsu-sìn, </text:p>
        <text:p text:style-name="P1"/>
        <text:p text:style-name="P1">對in來講是重要的代誌。</text:p>
        <text:p text:style-name="P1">tuì in lâi kóng sī tiōng-iàu ê tāi-tsì. </text:p>
        <text:p text:style-name="P1"/>
        <text:p text:style-name="P1">九成認為，</text:p>
        <text:p text:style-name="P1">Káu siânn jīn-uî, </text:p>
        <text:p text:style-name="P1"/>
        <text:p text:style-name="P1">決定「啥物」資訊予人收集，是重要的。 </text:p>
        <text:p text:style-name="P1">kuat-tīng “siánn-mih” tsu-sìn hōo-lâng siu-tsi̍p, sī tiōng-iàu --ê. <text:s/></text:p>
        <text:p text:style-name="P1"><text:soft-page-break/></text:p>
        <text:p text:style-name="P1">毋過同時，</text:p>
        <text:p text:style-name="P1">M̄-koh tông-sî, </text:p>
        <text:p text:style-name="P1"/>
        <text:p text:style-name="P1">真少人相信in予人收集的紀錄會當保持祕密佮安全。</text:p>
        <text:p text:style-name="P1">tsin tsió lâng siong-sìn in hōo lâng siu-tsi̍p ê kì-lo̍k ē-tàng pó-tshî pì-bi̍t kah an-tsuân. </text:p>
        <text:p text:style-name="P1"/>
        <text:p text:style-name="P1">干焦有7%的人對網頁頂刊廣告的廠商有信心、11%對家己使用的社交媒體有信心。</text:p>
        <text:p text:style-name="P1">Kan-na ū 7% ê lâng tuì bāng-ia̍h-tíng khan kóng-kò ê tshiúnn-siong ū sìn-sim, 11% tuì ka-kī sú-iōng ê siā-kau muî-thé ū sìn-sim. </text:p>
        <text:p text:style-name="P1"/>
        <text:p text:style-name="P1"/>
        <text:p text:style-name="P1"/>
        <text:p text:style-name="P1"/>
        <text:p text:style-name="P1">另外，</text:p>
        <text:p text:style-name="P1">Līng-guā, </text:p>
        <text:p text:style-name="P1"/>
        <text:p text:style-name="P1">Pennsylvania大學調查大眾是毋是願意為著一寡小利來犧牲隱私。</text:p>
        <text:p text:style-name="P1">Pennsylvania tāi-ha̍k tiâu-tsa tāi-tsiòng sī m̄ sī guān-ì uī-tio̍h tsi̍t-kuá sió-lī lâi hi-sing ún-su. </text:p>
        <text:p text:style-name="P1"/>
        <text:p text:style-name="P1">比論講，</text:p>
        <text:p text:style-name="P1">Pí-lūn kóng, </text:p>
        <text:p text:style-name="P1"/>
        <text:p text:style-name="P1">若是廠商打折予你，</text:p>
        <text:p text:style-name="P1">nā-sī tshiúnn-siong tánn-tsiat hōo --lí, </text:p>
        <text:p text:style-name="P1"/>
        <text:p text:style-name="P1">同時佇你毋知的情形下收集你的資訊，</text:p>
        <text:p text:style-name="P1">tông-sî tī lí m̄ tsai ê tsîng-hîng-hā siu-tsi̍p lí ê tsu-sìn, </text:p>
        <text:p text:style-name="P1"/>
        <text:p text:style-name="P1">這敢是公平的？</text:p>
        <text:p text:style-name="P1">tse kám sī kong-pênn --ê? </text:p>
        <text:p text:style-name="P1"/>
        <text:p text:style-name="P1">有91%的受訪者回答無同意。</text:p>
        <text:p text:style-name="P1">Ū 91% ê siū-hóng-tsiá huê-tap bô tông-ì. </text:p>
        <text:p text:style-name="P1"/>
        <text:p text:style-name="P1"/>
        <text:p text:style-name="P1"/>
        <text:p text:style-name="P1"/>
        <text:p text:style-name="P1">研究的主持學者Joseph Turow講，</text:p>
        <text:p text:style-name="P1">Gián-kiù ê tsú-tshî ha̍k-tsiá Joseph Turow kóng, </text:p>
        <text:p text:style-name="P1"/>
        <text:p text:style-name="P1">民眾毋是真正自願為著小可好處，</text:p>
        <text:p text:style-name="P1">bîn-tsiòng m̄ sī tsin-tsiànn tsū-guān uī-tio̍h sió-khuá hó-tshù, </text:p>
        <text:p text:style-name="P1"/>
        <text:p text:style-name="P1">來交出個人資料。</text:p>
        <text:p text:style-name="P1">lâi kau-tshut kò-jîn tsu-liāu. </text:p>
        <text:p text:style-name="P1"/>
        <text:p text:style-name="P1">「實際上是一種放棄的心態。美國人感覺，廠商按怎處理抑是收集in 的資訊，in無法度控制。」</text:p>
        <text:p text:style-name="P1">“Si̍t-tsè-siōng sī tsi̍t tsióng hòng-khì ê sim-thài. Bí-kok-lâng kám-kak, tshiúnn-siong án-tsuánn tshú-lí ia̍h-sī siu-tsi̍p in ê tsu-sìn, in bô-huat-tōo khòng-tsè.”</text:p>
        <text:p text:style-name="P1"/>
        <text:p text:style-name="P1"><text:soft-page-break/></text:p>
        <text:p text:style-name="P1"/>
        <text:p text:style-name="P1"/>
        <text:p text:style-name="P1">講著收集使用者資訊，</text:p>
        <text:p text:style-name="P1">Kóng-tio̍h siu-tsi̍p sú-iōng-tsiá tsu-sìn, </text:p>
        <text:p text:style-name="P1"/>
        <text:p text:style-name="P1">Facebook（面冊）是世界厲害的怪物。</text:p>
        <text:p text:style-name="P1">Facebook (Bīn-tsheh) sī sè-kài lī-hāi ê kuài-bu̍t. </text:p>
        <text:p text:style-name="P1"/>
        <text:p text:style-name="P1">學者Zeynep Tufekci最近投稿《紐約時報》講，</text:p>
        <text:p text:style-name="P1">Ha̍k-tsiá Zeynep Tufekci tsuè-kīn tâu-kó “Niú-iok sî-pò” kóng, </text:p>
        <text:p text:style-name="P1"/>
        <text:p text:style-name="P1">伊甘願付費使用面冊，</text:p>
        <text:p text:style-name="P1">i kam-guān hù-huì sú-iōng Bīn-tsheh, </text:p>
        <text:p text:style-name="P1"/>
        <text:p text:style-name="P1">共家己資料的主控權挈倒轉來。</text:p>
        <text:p text:style-name="P1">kā ka-kī tsu-liāu ê tsú-khòng-khuân khe̍h tò-tńg--lâi. </text:p>
        <text:p text:style-name="P1"/>
        <text:p text:style-name="P1"/>
        <text:p text:style-name="P1"/>
        <text:p text:style-name="P1">社交媒體等免費網路服務的大問題，</text:p>
        <text:p text:style-name="P1">Siā-kau muî-thé tíng bián-huì bāng-lōo ho̍k-bū ê tuā būn-tê, </text:p>
        <text:p text:style-name="P1"/>
        <text:p text:style-name="P1">Tufekci指出，</text:p>
        <text:p text:style-name="P1">Tufekci tsí-tshut, </text:p>
        <text:p text:style-name="P1"/>
        <text:p text:style-name="P1">就是以廣告為財源的商業模式。</text:p>
        <text:p text:style-name="P1">tō sī í kóng-kò uî tsâi-guân ê siong-gia̍p bôo-sik. </text:p>
        <text:p text:style-name="P1"/>
        <text:p text:style-name="P1">為著賣廣告，</text:p>
        <text:p text:style-name="P1">Uī-tio̍h bē kóng-kò, </text:p>
        <text:p text:style-name="P1"/>
        <text:p text:style-name="P1">面冊操控著啥物會出現佇咱的主頁、啥物袂。</text:p>
        <text:p text:style-name="P1">Bīn-tsheh tshau-khòng-tio̍h siánn-mih ē tshut-hiān tī lán ê tsú-ia̍h, siánn-mih bē. </text:p>
        <text:p text:style-name="P1"/>
        <text:p text:style-name="P1">這已經「扭曲咱佇線頂的互動。」</text:p>
        <text:p text:style-name="P1">Tse í-king “niú-khiok lán tī suànn-tíng ê hōo-tōng.”</text:p>
        <text:p text:style-name="P1"/>
        <text:p text:style-name="P1"/>
        <text:p text:style-name="P1"/>
        <text:p text:style-name="P1"/>
        <text:p text:style-name="P1">尤其單純的貼廣告已經趁無錢，</text:p>
        <text:p text:style-name="P1">Iû-kî tan-sûn ê tah kóng-kò í-king thàn bô tsînn, </text:p>
        <text:p text:style-name="P1"/>
        <text:p text:style-name="P1">所以社交媒體愈來愈需要瞄準個人，</text:p>
        <text:p text:style-name="P1">sóo-í siā-kau muî-thé jú lâi jú su-iàu biâu-tsún kò-jîn, </text:p>
        <text:p text:style-name="P1"/>
        <text:p text:style-name="P1">共可能對in有效的廣告分別㧣予in，</text:p>
        <text:p text:style-name="P1">kā khó-lîng tuì in ū-hāu ê kóng-kò hun-pia̍t tu hōo in, </text:p>
        <text:p text:style-name="P1"/>
        <text:p text:style-name="P1">這就表示愛分析使用者的資料、追蹤in的行為。</text:p>
        <text:p text:style-name="P1">tse tō piáu-sī ài hun-sik sú-iōng-tsiá ê tsu-liāu, tui-tsong in ê hîng-uî. </text:p>
        <text:p text:style-name="P1"/>
        <text:p text:style-name="P1"/>
        <text:p text:style-name="P1"><text:soft-page-break/>雖然面冊趁真濟錢，</text:p>
        <text:p text:style-name="P1">Sui-jiân Bīn-tsheh thàn tsin tsē tsînn, </text:p>
        <text:p text:style-name="P1"/>
        <text:p text:style-name="P1">但是Tufekci引用網路專家Ethan Zuckerman所講，</text:p>
        <text:p text:style-name="P1">tān-sī Tufekci ín-iōng bāng-lōo tsuan-ka Ethan Zuckerman sóo kóng, </text:p>
        <text:p text:style-name="P1"/>
        <text:p text:style-name="P1">面冊一個月平均對每一位使用者，</text:p>
        <text:p text:style-name="P1">Bīn-tsheh tsi̍t kò gue̍h pîng-kin uì muí tsi̍t uī sú-iōng-tsiá, </text:p>
        <text:p text:style-name="P1"/>
        <text:p text:style-name="P1">才趁著美金2角，</text:p>
        <text:p text:style-name="P1">tsiah thàn-tio̍h Bí-kim 2 kak, </text:p>
        <text:p text:style-name="P1"/>
        <text:p text:style-name="P1">這表示靠廣告支持的模式嘛已經行袂通矣。</text:p>
        <text:p text:style-name="P1">tse piáu-sī khò kóng-kò tsi-tshî ê bôo-sik mā í-king kiânn bē thong --ah. </text:p>
        <text:p text:style-name="P1"/>
        <text:p text:style-name="P1">面冊應該愛開放予使用者付費，</text:p>
        <text:p text:style-name="P1">Bīn-tsheh ing-kai ài khai-hòng hōo sú-iōng-tsiá hù-huì, </text:p>
        <text:p text:style-name="P1"/>
        <text:p text:style-name="P1">伊相信有幾若億的用戶佮伊仝款，</text:p>
        <text:p text:style-name="P1">i siong-sìn ū kuí-nā ik ê iōng-hōo kah i kāng-khuán, </text:p>
        <text:p text:style-name="P1"/>
        <text:p text:style-name="P1">願意逐個月付1箍美金，</text:p>
        <text:p text:style-name="P1">guān-ì ta̍k kò gue̍h hù 1 khoo Bí-kim, </text:p>
        <text:p text:style-name="P1"/>
        <text:p text:style-name="P1"/>
        <text:p text:style-name="P1"/>
        <text:p text:style-name="P1">「做一个消費者，毋是一項產品。」</text:p>
        <text:p text:style-name="P1">“tsò tsi̍t ê siau-huì-tsiá, m̄ sī tsi̍t hāng sán-phín.”</text:p>
        <text:p text:style-name="P1"/>
        <text:p text:style-name="P1"/>
        <text:p text:style-name="P1"/>
        <text:p text:style-name="P1"/>
        <text:p text:style-name="P1">毋過話講倒轉來，</text:p>
        <text:p text:style-name="P1">M̄-koh uē kóng tò-tńg--lâi, </text:p>
        <text:p text:style-name="P1"/>
        <text:p text:style-name="P1">遮的免費網路服務，</text:p>
        <text:p text:style-name="P1">tsia-ê bián-huì bāng-lōo ho̍k-bū, </text:p>
        <text:p text:style-name="P1"/>
        <text:p text:style-name="P1">嘛毋但是趁廣告爾爾。</text:p>
        <text:p text:style-name="P1">mā m̄-nā sī thàn kóng-kò niā-niā. </text:p>
        <text:p text:style-name="P1"/>
        <text:p text:style-name="P1">這幾年來，</text:p>
        <text:p text:style-name="P1">Tsit kuí nî lâi, </text:p>
        <text:p text:style-name="P1"/>
        <text:p text:style-name="P1">巨量資料佮人工智慧的科技發展的速度驚人，</text:p>
        <text:p text:style-name="P1">kī-liōng tsu-liāu kah jîn-kang tì-huī ê kho-ki huat-tián ê sok-tōo kiann --lâng, </text:p>
        <text:p text:style-name="P1"/>
        <text:p text:style-name="P1">真要緊就是靠網路使用者上傳的濟濟的內容。</text:p>
        <text:p text:style-name="P1">tsin iàu-kín tō sī khò bāng-lōo sú-iōng-tsiá siōng-thuân ê tsē-tsē ê luē-iông. </text:p>
        <text:p text:style-name="P1"/>
        <text:p text:style-name="P1"/>
        <text:p text:style-name="P2">《經濟學人》5月中報導舉的例之一，</text:p>
        <text:p text:style-name="P1">“King-tsè ha̍k-jîn” 5 gue̍h tiong pò-tō kí ê lē tsi it, </text:p>
        <text:p text:style-name="P1"/>
        <text:p text:style-name="P1">是兩種有夠相siâng的狗，</text:p>
        <text:p text:style-name="P1">sī nn̄g tsióng ū-kàu sio-siâng ê káu, </text:p>
        <text:p text:style-name="P1"/>
        <text:p text:style-name="P1">Microsoft咧研發的一種個人軟體，</text:p>
        <text:p text:style-name="P1">Microsoft teh gián-huat ê tsi̍t tsióng kò-jîn nńg-thé, </text:p>
        <text:p text:style-name="P1"/>
        <text:p text:style-name="P1">已經會曉共你講佗一隻是佗一種。</text:p>
        <text:p text:style-name="P1">í-king ē-hiáu kā lí kóng tó tsi̍t tsiah sī tó tsi̍t tsióng. </text:p>
        <text:p text:style-name="P1"/>
        <text:p text:style-name="P1"/>
        <text:p text:style-name="P1"/>
        <text:p text:style-name="P1"/>
        <text:p text:style-name="P1">未來，</text:p>
        <text:p text:style-name="P1">Bī-lâi, </text:p>
        <text:p text:style-name="P1"/>
        <text:p text:style-name="P1">個人資料佮紀錄的收集佮利用愈來愈厲害、愈複雜，</text:p>
        <text:p text:style-name="P1">kò-jîn tsu-liāu kah kì-lo̍k ê siu-tsi̍p kah lī-iōng jú lâi jú lī-hāi, jú ho̍k-tsa̍p, </text:p>
        <text:p text:style-name="P1"/>
        <text:p text:style-name="P1">個人對本身隱私的主控權，</text:p>
        <text:p text:style-name="P1">kò-jîn tuì pún-sin ún-su ê tsú-khòng-khuân, </text:p>
        <text:p text:style-name="P1"/>
        <text:p text:style-name="P1">恐驚是愈歹掌握。</text:p>
        <text:p text:style-name="P1">khióng-kiann sī jú pháinn tsióng-a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a16b" officeooo:paragraph-rsid="0005a1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8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25:16.540121314</dc:date>
    <meta:editing-duration>PT1M51S</meta:editing-duration>
    <meta:editing-cycles>1</meta:editing-cycles>
    <meta:document-statistic meta:table-count="0" meta:image-count="0" meta:object-count="0" meta:page-count="5" meta:paragraph-count="140" meta:word-count="1460" meta:character-count="4453" meta:non-whitespace-character-count="3918"/>
    <meta:generator>LibreOffice/5.1.6.2$Linux_X86_64 LibreOffice_project/10m0$Build-2</meta:generator>
  </office:meta>
</office:document-meta>
</file>